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M Roman 10" svg:font-family="'LM Roman 10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svg:stroke-opacity="3%" draw:fill="none" draw:fill-color="#cccccc" draw:textarea-horizontal-align="justify" draw:textarea-vertical-align="middle" draw:auto-grow-height="false" fo:min-height="0.819cm" fo:min-width="0.505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-width="0.252cm" svg:stroke-opacity="2%" draw:fill="none" draw:fill-color="#cccccc" draw:textarea-horizontal-align="justify" draw:textarea-vertical-align="middle" draw:auto-grow-height="false" fo:min-height="0.819cm" fo:min-width="0.50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-width="0.252cm" svg:stroke-opacity="100%" draw:fill="none" draw:fill-color="#000000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svg:stroke-width="0.035cm" draw:marker-start-width="0.252cm" draw:marker-end-width="0.252cm" svg:stroke-opacity="5%" draw:fill="none" draw:fill-color="#cccccc" draw:textarea-horizontal-align="justify" draw:textarea-vertical-align="middle" draw:auto-grow-height="false" fo:min-height="0.819cm" fo:min-width="0.504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-width="0.252cm" svg:stroke-opacity="6%" draw:fill="none" draw:fill-color="#cccccc" draw:textarea-horizontal-align="justify" draw:textarea-vertical-align="middle" draw:auto-grow-height="false" fo:min-height="0.819cm" fo:min-width="0.504cm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draw:marker-start-width="0.252cm" draw:marker-end-width="0.252cm" svg:stroke-opacity="8%" draw:fill="none" draw:fill-color="#cccccc" draw:textarea-horizontal-align="justify" draw:textarea-vertical-align="middle" draw:auto-grow-height="false" fo:min-height="0.819cm" fo:min-width="0.505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draw:marker-start-width="0.252cm" draw:marker-end-width="0.252cm" svg:stroke-opacity="4%" draw:fill="none" draw:fill-color="#cccccc" draw:textarea-horizontal-align="justify" draw:textarea-vertical-align="middle" draw:auto-grow-height="false" fo:min-height="0.819cm" fo:min-width="0.504cm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draw:marker-start-width="0.252cm" draw:marker-end-width="0.252cm" svg:stroke-opacity="10%" draw:fill="none" draw:fill-color="#cccccc" draw:textarea-horizontal-align="justify" draw:textarea-vertical-align="middle" draw:auto-grow-height="false" fo:min-height="0.819cm" fo:min-width="0.504cm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draw:marker-start-width="0.252cm" draw:marker-end-width="0.252cm" svg:stroke-opacity="14%" draw:fill="none" draw:fill-color="#cccccc" draw:textarea-horizontal-align="justify" draw:textarea-vertical-align="middle" draw:auto-grow-height="false" fo:min-height="0.819cm" fo:min-width="0.504cm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draw:marker-start-width="0.252cm" draw:marker-end-width="0.252cm" draw:fill="solid" draw:fill-color="#cccccc" draw:textarea-horizontal-align="justify" draw:textarea-vertical-align="middle" draw:auto-grow-height="false" fo:min-height="0.819cm" fo:min-width="0.505cm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draw:marker-start-width="0.252cm" draw:marker-end-width="0.252cm" svg:stroke-opacity="10%" draw:fill="none" draw:fill-color="#cccccc" draw:textarea-horizontal-align="justify" draw:textarea-vertical-align="middle" draw:auto-grow-height="false" fo:min-height="0.819cm" fo:min-width="0.505cm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draw:marker-start-width="0.252cm" draw:marker-end-width="0.252cm" svg:stroke-opacity="100%" draw:fill="solid" draw:fill-color="#cccccc" draw:textarea-horizontal-align="justify" draw:textarea-vertical-align="middle" draw:auto-grow-height="false" fo:min-height="0.819cm" fo:min-width="0.504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cccccc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solid" draw:fill-color="#cccccc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3.017cm" svg:y1="2.802cm" svg:x2="0cm" svg:y2="2.802cm">
          <text:p/>
        </draw:line>
        <draw:line draw:style-name="gr1" draw:text-style-name="P1" draw:layer="layout" svg:x1="0.291cm" svg:y1="0.317cm" svg:x2="0.291cm" svg:y2="2.789cm">
          <text:p/>
        </draw:line>
        <draw:custom-shape draw:style-name="gr2" draw:text-style-name="P2" draw:layer="layout" svg:width="1.467cm" svg:height="1.559cm" svg:x="3.698cm" svg:y="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draw:layer="layout" svg:width="2.815cm" svg:height="2.188cm" draw:transform="skewX (0.685041731407774) rotate (2.69758089188244) translate (2.83163699205488cm 3.36993893286822cm)" svg:viewBox="0 0 2816 2189" draw:points="0,2189 706,2189 703,1642 1410,1642 1407,1095 2113,1094 2110,547 2816,547 2813,0">
          <text:p/>
        </draw:polyline>
        <draw:line draw:style-name="gr1" draw:text-style-name="P1" draw:layer="layout" svg:x1="12.711cm" svg:y1="0.317cm" svg:x2="12.711cm" svg:y2="2.789cm">
          <text:p/>
        </draw:line>
        <draw:custom-shape draw:style-name="gr4" draw:text-style-name="P2" draw:layer="layout" svg:width="1.468cm" svg:height="1.559cm" svg:x="7.837cm" svg:y="1.2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" draw:text-style-name="P3" draw:layer="layout" svg:width="1.116cm" svg:height="1.091cm" draw:transform="skewX (-0.187448361664191) rotate (-2.45218759905203) translate (12.7107756450254cm 2.09795355725016cm)" svg:viewBox="0 0 1117 1092" draw:points="1117,1092 839,1092 838,819 560,819 559,546 280,546 279,273 1,273 0,0">
          <text:p/>
        </draw:polyline>
        <draw:polyline draw:style-name="gr5" draw:text-style-name="P3" draw:layer="layout" svg:width="2.126cm" svg:height="2.1cm" draw:transform="skewX (-0.124791041517594) rotate (-2.42059713959094) translate (9.54345128532846cm 2.18507339226345cm)" svg:viewBox="0 0 2127 2101" draw:points="2127,2100 1596,2101 1595,1575 1065,1575 1063,1050 533,1050 532,525 1,525 0,0">
          <text:p/>
        </draw:polyline>
        <draw:line draw:style-name="gr6" draw:text-style-name="P1" draw:layer="layout" svg:x1="4.489cm" svg:y1="0.952cm" svg:x2="6.17cm" svg:y2="0.975cm">
          <text:p/>
        </draw:line>
        <draw:line draw:style-name="gr6" draw:text-style-name="P1" draw:layer="layout" svg:x1="8.495cm" svg:y1="0.952cm" svg:x2="10.176cm" svg:y2="0.975cm">
          <text:p/>
        </draw:line>
        <draw:custom-shape draw:style-name="gr7" draw:text-style-name="P2" draw:layer="layout" svg:width="1.468cm" svg:height="1.559cm" svg:x="3.919cm" svg:y="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468cm" svg:height="1.559cm" svg:x="4.218cm" svg:y="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467cm" svg:height="1.559cm" svg:x="4.518cm" svg:y="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468cm" svg:height="1.559cm" svg:x="8.08cm" svg:y="1.2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468cm" svg:height="1.559cm" svg:x="8.38cm" svg:y="1.2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469cm" svg:height="1.559cm" svg:x="8.677cm" svg:y="1.2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468cm" svg:height="1.559cm" svg:x="4.788cm" svg:y="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468cm" svg:height="1.559cm" svg:x="5.087cm" svg:y="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1.467cm" svg:height="1.559cm" svg:x="5.387cm" svg:y="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469cm" svg:height="1.559cm" svg:x="8.977cm" svg:y="1.2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468cm" svg:height="1.559cm" svg:x="9.277cm" svg:y="1.2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1.468cm" svg:height="1.559cm" svg:x="9.526cm" svg:y="1.2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0cm" svg:y1="5.977cm" svg:x2="13.017cm" svg:y2="5.977cm">
          <text:p/>
        </draw:line>
        <draw:line draw:style-name="gr1" draw:text-style-name="P1" draw:layer="layout" svg:x1="12.726cm" svg:y1="3.492cm" svg:x2="12.726cm" svg:y2="5.964cm">
          <text:p/>
        </draw:line>
        <draw:custom-shape draw:style-name="gr2" draw:text-style-name="P2" draw:layer="layout" svg:width="1.467cm" svg:height="1.559cm" svg:x="7.851cm" svg:y="4.40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draw:layer="layout" svg:width="2.811cm" svg:height="2.187cm" draw:transform="skewX (-0.687136126510167) rotate (-2.69775542480764) translate (12.7302258014728cm 5.33437220939154cm)" svg:viewBox="0 0 2812 2188" draw:points="2812,2188 2105,2188 2110,1641 1403,1641 1408,1094 702,1094 706,547 0,547 5,0">
          <text:p/>
        </draw:polyline>
        <draw:line draw:style-name="gr1" draw:text-style-name="P1" draw:layer="layout" svg:x1="0.306cm" svg:y1="3.492cm" svg:x2="0.306cm" svg:y2="5.964cm">
          <text:p/>
        </draw:line>
        <draw:custom-shape draw:style-name="gr4" draw:text-style-name="P2" draw:layer="layout" svg:width="1.468cm" svg:height="1.559cm" svg:x="3.712cm" svg:y="4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" draw:text-style-name="P3" draw:layer="layout" svg:width="1.11cm" svg:height="1.091cm" draw:transform="skewX (0.194080612821769) rotate (2.45218759905203) translate (1.16261746225909cm 5.97890955614806cm)" svg:viewBox="0 0 1111 1092" draw:points="0,1092 278,1092 277,819 556,819 555,546 833,546 832,273 1111,273 1110,0">
          <text:p/>
        </draw:polyline>
        <draw:polyline draw:style-name="gr5" draw:text-style-name="P3" draw:layer="layout" svg:width="2.114cm" svg:height="2.1cm" draw:transform="skewX (0.131248759749974) rotate (2.42042260666574) translate (5.05999466591284cm 6.75478169312931cm)" svg:viewBox="0 0 2115 2101" draw:points="0,2101 530,2101 528,1575 1058,1575 1056,1051 1587,1050 1584,525 2115,525 2112,0">
          <text:p/>
        </draw:polyline>
        <draw:line draw:style-name="gr6" draw:text-style-name="P1" draw:layer="layout" svg:x1="8.529cm" svg:y1="4.127cm" svg:x2="6.848cm" svg:y2="4.15cm">
          <text:p/>
        </draw:line>
        <draw:line draw:style-name="gr6" draw:text-style-name="P1" draw:layer="layout" svg:x1="4.523cm" svg:y1="4.127cm" svg:x2="2.842cm" svg:y2="4.15cm">
          <text:p/>
        </draw:line>
        <draw:custom-shape draw:style-name="gr7" draw:text-style-name="P2" draw:layer="layout" svg:width="1.468cm" svg:height="1.559cm" svg:x="7.63cm" svg:y="4.40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468cm" svg:height="1.559cm" svg:x="7.331cm" svg:y="4.40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467cm" svg:height="1.559cm" svg:x="7.031cm" svg:y="4.40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468cm" svg:height="1.559cm" svg:x="3.469cm" svg:y="4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468cm" svg:height="1.559cm" svg:x="3.169cm" svg:y="4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469cm" svg:height="1.559cm" svg:x="2.87cm" svg:y="4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468cm" svg:height="1.559cm" svg:x="6.761cm" svg:y="4.40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468cm" svg:height="1.559cm" svg:x="6.462cm" svg:y="4.40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1.467cm" svg:height="1.559cm" svg:x="6.162cm" svg:y="4.40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469cm" svg:height="1.559cm" svg:x="2.57cm" svg:y="4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468cm" svg:height="1.559cm" svg:x="2.272cm" svg:y="4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1.468cm" svg:height="1.559cm" svg:x="2.023cm" svg:y="4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6.352cm" svg:y1="2.802cm" svg:x2="13.335cm" svg:y2="2.802cm">
          <text:p/>
        </draw:line>
        <draw:line draw:style-name="gr1" draw:text-style-name="P1" draw:layer="layout" svg:x1="13.626cm" svg:y1="0.317cm" svg:x2="13.626cm" svg:y2="2.789cm">
          <text:p/>
        </draw:line>
        <draw:custom-shape draw:style-name="gr2" draw:text-style-name="P2" draw:layer="layout" svg:width="1.467cm" svg:height="1.559cm" svg:x="15.894cm" svg:y="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draw:layer="layout" svg:width="2.288cm" svg:height="1.918cm" draw:transform="skewX (0.578402114110921) rotate (2.64487194847221) translate (15.6370627779437cm 3.23644908804925cm)" svg:viewBox="0 0 2289 1919" draw:points="0,1919 573,1919 572,1439 1145,1439 1144,960 1717,959 1716,480 2289,480 2287,0">
          <text:p/>
        </draw:polyline>
        <draw:line draw:style-name="gr1" draw:text-style-name="P1" draw:layer="layout" svg:x1="26.046cm" svg:y1="0.317cm" svg:x2="26.046cm" svg:y2="2.789cm">
          <text:p/>
        </draw:line>
        <draw:custom-shape draw:style-name="gr4" draw:text-style-name="P2" draw:layer="layout" svg:width="1.468cm" svg:height="1.559cm" svg:x="22.326cm" svg:y="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" draw:text-style-name="P3" draw:layer="layout" svg:width="1.697cm" svg:height="1.574cm" draw:transform="skewX (0.377863783056772) rotate (-2.16892066145335) translate (20.8602702604686cm 2.12707339226346cm)" svg:viewBox="0 0 1698 1575" draw:points="1698,1575 1274,1575 1274,1181 850,1181 849,788 425,787 425,394 1,394 0,0">
          <text:p/>
        </draw:polyline>
        <draw:line draw:style-name="gr6" draw:text-style-name="P1" draw:layer="layout" svg:x1="16.685cm" svg:y1="0.952cm" svg:x2="18.366cm" svg:y2="0.975cm">
          <text:p/>
        </draw:line>
        <draw:line draw:style-name="gr6" draw:text-style-name="P1" draw:layer="layout" svg:x1="23.137cm" svg:y1="0.952cm" svg:x2="21.456cm" svg:y2="0.975cm">
          <text:p/>
        </draw:line>
        <draw:custom-shape draw:style-name="gr7" draw:text-style-name="P2" draw:layer="layout" svg:width="1.468cm" svg:height="1.559cm" svg:x="16.115cm" svg:y="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468cm" svg:height="1.559cm" svg:x="16.414cm" svg:y="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467cm" svg:height="1.559cm" svg:x="16.714cm" svg:y="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468cm" svg:height="1.559cm" svg:x="22.083cm" svg:y="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468cm" svg:height="1.559cm" svg:x="21.783cm" svg:y="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469cm" svg:height="1.559cm" svg:x="21.484cm" svg:y="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468cm" svg:height="1.559cm" svg:x="16.984cm" svg:y="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468cm" svg:height="1.559cm" svg:x="17.283cm" svg:y="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1.467cm" svg:height="1.559cm" svg:x="17.583cm" svg:y="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469cm" svg:height="1.559cm" svg:x="21.184cm" svg:y="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468cm" svg:height="1.559cm" svg:x="20.886cm" svg:y="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draw:layer="layout" svg:width="2.288cm" svg:height="1.918cm" draw:transform="skewX (0.578402114110921) rotate (2.64487194847221) translate (24.0190627779437cm 3.23644908804925cm)" svg:viewBox="0 0 2289 1919" draw:points="0,1919 573,1919 572,1439 1145,1439 1144,960 1717,959 1716,480 2289,480 2287,0">
          <text:p/>
        </draw:polyline>
        <draw:custom-shape draw:style-name="gr15" draw:text-style-name="P4" draw:layer="layout" svg:width="1.468cm" svg:height="1.559cm" svg:x="20.637cm" svg:y="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6.352cm" svg:y1="5.977cm" svg:x2="13.335cm" svg:y2="5.977cm">
          <text:p/>
        </draw:line>
        <draw:line draw:style-name="gr1" draw:text-style-name="P1" draw:layer="layout" svg:x1="13.626cm" svg:y1="3.492cm" svg:x2="13.626cm" svg:y2="5.964cm">
          <text:p/>
        </draw:line>
        <draw:custom-shape draw:style-name="gr2" draw:text-style-name="P2" draw:layer="layout" svg:width="1.467cm" svg:height="1.559cm" svg:x="17.582cm" svg:y="4.40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draw:layer="layout" svg:width="1.57cm" svg:height="1.572cm" draw:transform="skewX (0.0408407044966672) rotate (2.37521857903908) translate (14.7568762449127cm 6.4099950243098cm)" svg:viewBox="0 0 1571 1573" draw:points="0,1573 394,1573 392,1180 786,1180 785,787 1179,786 1177,393 1571,393 1570,0">
          <text:p/>
        </draw:polyline>
        <draw:line draw:style-name="gr1" draw:text-style-name="P1" draw:layer="layout" svg:x1="26.046cm" svg:y1="3.492cm" svg:x2="26.046cm" svg:y2="5.964cm">
          <text:p/>
        </draw:line>
        <draw:custom-shape draw:style-name="gr4" draw:text-style-name="P2" draw:layer="layout" svg:width="1.468cm" svg:height="1.559cm" svg:x="20.636cm" svg:y="4.40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" draw:text-style-name="P3" draw:layer="layout" svg:width="2.868cm" svg:height="2.438cm" draw:transform="skewX (-0.545764457098627) rotate (-2.63056024860585) translate (22.3477073588959cm 5.30207339226346cm)" svg:viewBox="0 0 2869 2439" draw:points="2869,2439 2153,2439 2152,1829 1436,1829 1434,1220 719,1219 717,610 1,610 0,0">
          <text:p/>
        </draw:polyline>
        <draw:line draw:style-name="gr6" draw:text-style-name="P1" draw:layer="layout" svg:x1="18.26cm" svg:y1="4.127cm" svg:x2="16.579cm" svg:y2="4.15cm">
          <text:p/>
        </draw:line>
        <draw:line draw:style-name="gr6" draw:text-style-name="P1" draw:layer="layout" svg:x1="21.294cm" svg:y1="4.127cm" svg:x2="22.975cm" svg:y2="4.15cm">
          <text:p/>
        </draw:line>
        <draw:custom-shape draw:style-name="gr7" draw:text-style-name="P2" draw:layer="layout" svg:width="1.468cm" svg:height="1.559cm" svg:x="17.361cm" svg:y="4.40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468cm" svg:height="1.559cm" svg:x="17.062cm" svg:y="4.40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467cm" svg:height="1.559cm" svg:x="16.762cm" svg:y="4.40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468cm" svg:height="1.559cm" svg:x="20.879cm" svg:y="4.40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468cm" svg:height="1.559cm" svg:x="21.179cm" svg:y="4.40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469cm" svg:height="1.559cm" svg:x="21.476cm" svg:y="4.40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468cm" svg:height="1.559cm" svg:x="16.492cm" svg:y="4.40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468cm" svg:height="1.559cm" svg:x="16.193cm" svg:y="4.40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1.467cm" svg:height="1.559cm" svg:x="15.893cm" svg:y="4.40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469cm" svg:height="1.559cm" svg:x="21.776cm" svg:y="4.40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468cm" svg:height="1.559cm" svg:x="22.076cm" svg:y="4.40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draw:layer="layout" svg:width="1.563cm" svg:height="1.563cm" draw:transform="skewX (0.0275762021815104) rotate (2.3696335254327) translate (24.9132621348542cm 6.41189746569431cm)" svg:viewBox="0 0 1564 1564" draw:points="0,1564 392,1564 391,1173 783,1173 782,782 1173,782 1173,391 1564,391 1563,0">
          <text:p/>
        </draw:polyline>
        <draw:custom-shape draw:style-name="gr15" draw:text-style-name="P4" draw:layer="layout" svg:width="1.468cm" svg:height="1.559cm" svg:x="22.325cm" svg:y="4.40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M Roman 10" svg:font-family="'LM Roman 10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width="0.051cm" svg:stroke-color="#000000" draw:marker-start-width="0.279cm" draw:marker-end-width="0.279cm" draw:fill="none" draw:fill-gradient-name="Gradient_20_2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6.67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1T18:23:11.453042619</meta:creation-date>
    <dc:date>2021-03-24T23:51:51.081985076</dc:date>
    <meta:editing-duration>PT1H44M34S</meta:editing-duration>
    <meta:editing-cycles>17</meta:editing-cycles>
    <meta:generator>LibreOffice/7.0.4.2$Linux_X86_64 LibreOffice_project/00$Build-2</meta:generator>
    <meta:document-statistic meta:object-count="88"/>
  </office:meta>
</office:document-meta>
</file>